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hadow="none"/>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Footnote">
      <style:paragraph-properties fo:margin-left="0cm" fo:margin-right="0cm" fo:text-indent="0cm" style:auto-text-indent="false"/>
      <style:text-properties officeooo:rsid="000a01eb" officeooo:paragraph-rsid="000a01eb"/>
    </style:style>
    <style:style style:name="P4" style:family="paragraph" style:parent-style-name="Footnote">
      <style:paragraph-properties fo:margin-left="0cm" fo:margin-right="0cm" fo:text-indent="0cm" style:auto-text-indent="false"/>
      <style:text-properties officeooo:rsid="000f3688" officeooo:paragraph-rsid="000f3688"/>
    </style:style>
    <style:style style:name="P5" style:family="paragraph" style:parent-style-name="Footnote">
      <style:paragraph-properties fo:margin-left="0cm" fo:margin-right="0cm" fo:text-indent="0cm" style:auto-text-indent="false"/>
      <style:text-properties officeooo:rsid="00370eff" officeooo:paragraph-rsid="00370eff"/>
    </style:style>
    <style:style style:name="P6" style:family="paragraph" style:parent-style-name="Footnote">
      <style:text-properties officeooo:rsid="0005bd43" officeooo:paragraph-rsid="0005bd43"/>
    </style:style>
    <style:style style:name="P7" style:family="paragraph" style:parent-style-name="Footnote">
      <style:text-properties officeooo:rsid="0006fd11" officeooo:paragraph-rsid="0006fd11"/>
    </style:style>
    <style:style style:name="P8" style:family="paragraph" style:parent-style-name="Footnote">
      <style:text-properties officeooo:rsid="0007ec3e" officeooo:paragraph-rsid="0007ec3e"/>
    </style:style>
    <style:style style:name="P9" style:family="paragraph" style:parent-style-name="Footnote">
      <style:text-properties officeooo:rsid="000cd51a" officeooo:paragraph-rsid="000cd51a"/>
    </style:style>
    <style:style style:name="P10" style:family="paragraph" style:parent-style-name="Footnote">
      <style:text-properties officeooo:rsid="000e87ce" officeooo:paragraph-rsid="000e87ce"/>
    </style:style>
    <style:style style:name="P11" style:family="paragraph" style:parent-style-name="Footnote">
      <style:text-properties officeooo:rsid="0017d6fe" officeooo:paragraph-rsid="0017d6fe"/>
    </style:style>
    <style:style style:name="P12" style:family="paragraph" style:parent-style-name="Footnote">
      <style:text-properties officeooo:rsid="0018fc3c" officeooo:paragraph-rsid="0018fc3c"/>
    </style:style>
    <style:style style:name="P13" style:family="paragraph" style:parent-style-name="Footnote">
      <style:text-properties officeooo:rsid="001f58e3" officeooo:paragraph-rsid="001f58e3"/>
    </style:style>
    <style:style style:name="P14" style:family="paragraph" style:parent-style-name="Text_20_body">
      <style:text-properties style:font-name="Calibri2"/>
    </style:style>
    <style:style style:name="P15" style:family="paragraph" style:parent-style-name="Text_20_body">
      <style:text-properties style:font-name="Calibri2" fo:language="de" fo:country="DE"/>
    </style:style>
    <style:style style:name="P16" style:family="paragraph" style:parent-style-name="Text_20_body">
      <style:text-properties style:font-name="Calibri2" fo:language="de" fo:country="DE" style:text-underline-style="none" style:font-name-asian="Microsoft YaHei" style:font-name-complex="Mangal"/>
    </style:style>
    <style:style style:name="P17" style:family="paragraph" style:parent-style-name="Text_20_body">
      <style:text-properties style:font-name="Calibri2" fo:language="de" fo:country="DE" officeooo:paragraph-rsid="001f58e3"/>
    </style:style>
    <style:style style:name="P18" style:family="paragraph" style:parent-style-name="Text_20_body">
      <style:text-properties style:font-name="Calibri2" officeooo:paragraph-rsid="0032780a"/>
    </style:style>
    <style:style style:name="P19" style:family="paragraph" style:parent-style-name="Text_20_body">
      <style:text-properties style:font-name="Calibri2" fo:font-weight="bold" officeooo:rsid="00337307" officeooo:paragraph-rsid="00337307" style:font-weight-asian="bold" style:font-weight-complex="bold"/>
    </style:style>
    <style:style style:name="P20" style:family="paragraph" style:parent-style-name="Text_20_body">
      <style:text-properties style:font-name="Calibri2" officeooo:paragraph-rsid="00337307"/>
    </style:style>
    <style:style style:name="P21" style:family="paragraph" style:parent-style-name="Text_20_body">
      <style:paragraph-properties fo:margin-top="0.423cm" fo:margin-bottom="0.212cm" loext:contextual-spacing="false"/>
      <style:text-properties style:font-name="Calibri2" fo:language="de" fo:country="DE" officeooo:paragraph-rsid="0018fc3c" style:font-name-asian="Microsoft YaHei" style:font-name-complex="Mangal"/>
    </style:style>
    <style:style style:name="P22" style:family="paragraph" style:parent-style-name="Text_20_body">
      <style:paragraph-properties fo:margin-top="0.423cm" fo:margin-bottom="0.212cm" loext:contextual-spacing="false"/>
      <style:text-properties style:font-name="Calibri2" fo:language="de" fo:country="DE" style:text-underline-style="none" officeooo:rsid="0005bd43" officeooo:paragraph-rsid="0005bd43" style:font-name-asian="Microsoft YaHei" style:font-name-complex="Mangal"/>
    </style:style>
    <style:style style:name="P23" style:family="paragraph" style:parent-style-name="Text_20_body">
      <style:paragraph-properties fo:margin-top="0.423cm" fo:margin-bottom="0.212cm" loext:contextual-spacing="false"/>
      <style:text-properties style:font-name="Calibri2" fo:language="de" fo:country="DE" style:text-underline-style="none" officeooo:rsid="0005bd43" officeooo:paragraph-rsid="00370eff" style:font-name-asian="Microsoft YaHei" style:font-name-complex="Mangal"/>
    </style:style>
    <style:style style:name="P24" style:family="paragraph" style:parent-style-name="Text_20_body">
      <style:paragraph-properties fo:margin-top="0.423cm" fo:margin-bottom="0.212cm" loext:contextual-spacing="false"/>
      <style:text-properties style:font-name="Calibri2" fo:language="de" fo:country="DE" style:text-underline-style="none" officeooo:rsid="0007ec3e" officeooo:paragraph-rsid="0007ec3e" style:font-name-asian="Microsoft YaHei" style:font-name-complex="Mangal"/>
    </style:style>
    <style:style style:name="P25" style:family="paragraph" style:parent-style-name="Text_20_body">
      <style:paragraph-properties fo:margin-top="0.423cm" fo:margin-bottom="0.212cm" loext:contextual-spacing="false"/>
      <style:text-properties style:font-name="Calibri2" fo:language="de" fo:country="DE" style:text-underline-style="none" officeooo:rsid="000cd51a" officeooo:paragraph-rsid="000d42c7" style:font-name-asian="Microsoft YaHei" style:font-name-complex="Mangal"/>
    </style:style>
    <style:style style:name="P26" style:family="paragraph" style:parent-style-name="Text_20_body">
      <style:paragraph-properties fo:margin-top="0.423cm" fo:margin-bottom="0.212cm" loext:contextual-spacing="false"/>
      <style:text-properties style:font-name="Calibri2" fo:language="de" fo:country="DE" style:text-underline-style="none" officeooo:rsid="000cd51a" officeooo:paragraph-rsid="000cd51a" style:font-name-asian="Microsoft YaHei" style:font-name-complex="Mangal"/>
    </style:style>
    <style:style style:name="P27" style:family="paragraph" style:parent-style-name="Text_20_body">
      <style:paragraph-properties fo:margin-top="0.423cm" fo:margin-bottom="0.212cm" loext:contextual-spacing="false"/>
      <style:text-properties style:font-name="Calibri2" fo:language="de" fo:country="DE" style:text-underline-style="none" officeooo:rsid="0017e20d" officeooo:paragraph-rsid="0017e20d" style:font-name-asian="Microsoft YaHei" style:font-name-complex="Mangal"/>
    </style:style>
    <style:style style:name="P28" style:family="paragraph" style:parent-style-name="Text_20_body">
      <style:paragraph-properties fo:margin-top="0.423cm" fo:margin-bottom="0.212cm" loext:contextual-spacing="false"/>
      <style:text-properties style:font-name="Calibri2" fo:language="de" fo:country="DE" style:text-underline-style="none" officeooo:rsid="0017d6fe" officeooo:paragraph-rsid="0017d6fe"/>
    </style:style>
    <style:style style:name="P29" style:family="paragraph" style:parent-style-name="Text_20_body">
      <style:paragraph-properties fo:margin-top="0.423cm" fo:margin-bottom="0.212cm" loext:contextual-spacing="false"/>
      <style:text-properties style:font-name="Calibri2" fo:language="de" fo:country="DE" style:text-underline-style="none" officeooo:rsid="0017d6fe" officeooo:paragraph-rsid="00370eff"/>
    </style:style>
    <style:style style:name="P30" style:family="paragraph" style:parent-style-name="Text_20_body">
      <style:paragraph-properties fo:margin-top="0.423cm" fo:margin-bottom="0.212cm" loext:contextual-spacing="false"/>
      <style:text-properties style:font-name="Calibri2" fo:language="de" fo:country="DE" style:text-underline-style="none" officeooo:rsid="001b9736" officeooo:paragraph-rsid="001b9736"/>
    </style:style>
    <style:style style:name="P31" style:family="paragraph" style:parent-style-name="Text_20_body">
      <style:paragraph-properties fo:margin-top="0.423cm" fo:margin-bottom="0.212cm" loext:contextual-spacing="false"/>
      <style:text-properties style:font-name="Calibri2" fo:language="de" fo:country="DE" style:text-underline-style="none" officeooo:rsid="001b9736" officeooo:paragraph-rsid="001d3b91"/>
    </style:style>
    <style:style style:name="P32" style:family="paragraph" style:parent-style-name="Text_20_body">
      <style:paragraph-properties fo:margin-top="0.423cm" fo:margin-bottom="0.212cm" loext:contextual-spacing="false"/>
      <style:text-properties style:font-name="Calibri2" fo:language="de" fo:country="DE" style:text-underline-style="none" officeooo:rsid="001f58e3" officeooo:paragraph-rsid="001f58e3"/>
    </style:style>
    <style:style style:name="P33"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34" style:family="paragraph" style:parent-style-name="Standard">
      <style:text-properties style:font-name="Calibri2" fo:language="de" fo:country="DE" officeooo:paragraph-rsid="00283153"/>
    </style:style>
    <style:style style:name="P35" style:family="paragraph" style:parent-style-name="Standard">
      <style:text-properties style:font-name="Calibri2" fo:language="de" fo:country="DE" officeooo:rsid="001b8829" officeooo:paragraph-rsid="00283153"/>
    </style:style>
    <style:style style:name="P36" style:family="paragraph" style:parent-style-name="Standard">
      <style:text-properties style:font-name="Calibri2" fo:language="de" fo:country="DE" officeooo:rsid="00370eff" officeooo:paragraph-rsid="00370eff"/>
    </style:style>
    <style:style style:name="P37" style:family="paragraph" style:parent-style-name="Heading_20_2">
      <style:text-properties style:font-name="Calibri2"/>
    </style:style>
    <style:style style:name="P38" style:family="paragraph" style:parent-style-name="Heading_20_2">
      <style:paragraph-properties fo:break-before="page"/>
      <style:text-properties style:font-name="Calibri2"/>
    </style:style>
    <style:style style:name="P39"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language="de" fo:country="DE" fo:font-style="italic" fo:text-shadow="none" style:text-underline-style="none" fo:font-weight="bold" officeooo:rsid="00283153" officeooo:paragraph-rsid="00283153"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language="de" fo:country="DE" fo:font-style="italic" fo:text-shadow="none" style:text-underline-style="none" fo:font-weight="bold" officeooo:paragraph-rsid="00283153"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paragraph-rsid="002831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rsid="001b8829" officeooo:paragraph-rsid="00283153"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language="de" fo:country="DE" fo:font-style="normal" fo:text-shadow="none" style:text-underline-style="none" fo:font-weight="normal" officeooo:rsid="00370eff" officeooo:paragraph-rsid="00370eff"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ext_20_body">
      <style:text-properties style:font-name="Calibri2" officeooo:rsid="00367918" officeooo:paragraph-rsid="00367918"/>
    </style:style>
    <style:style style:name="P49" style:family="paragraph" style:parent-style-name="Text_20_body">
      <style:text-properties style:font-name="Calibri2" officeooo:paragraph-rsid="003ba812"/>
    </style:style>
    <style:style style:name="P50" style:family="paragraph" style:parent-style-name="Text_20_body">
      <style:paragraph-properties fo:margin-top="0.423cm" fo:margin-bottom="0.212cm" loext:contextual-spacing="false"/>
      <style:text-properties style:font-name="Calibri2" fo:language="de" fo:country="DE" style:text-underline-style="none" officeooo:rsid="001b9736" officeooo:paragraph-rsid="00370eff" style:font-name-asian="Microsoft YaHei" style:font-name-complex="Mangal"/>
    </style:style>
    <style:style style:name="P51" style:family="paragraph" style:parent-style-name="Standard">
      <style:text-properties style:font-name="Calibri2" fo:language="de" fo:country="DE" officeooo:rsid="00370eff" officeooo:paragraph-rsid="00370eff"/>
    </style:style>
    <style:style style:name="P52" style:family="paragraph" style:parent-style-name="Standard">
      <style:text-properties style:font-name="Calibri2" fo:language="de" fo:country="DE" officeooo:rsid="003ba812" officeooo:paragraph-rsid="003ba812"/>
    </style:style>
    <style:style style:name="P53"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370eff" officeooo:paragraph-rsid="00370eff"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4"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370eff" officeooo:paragraph-rsid="003cf786"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5" style:family="paragraph" style:parent-style-name="Standard">
      <style:text-properties fo:color="#000000" style:text-outline="false" style:text-line-through-style="none" style:text-line-through-type="none" style:font-name="Calibri2" fo:font-size="12pt" fo:language="de" fo:country="DE" fo:font-style="normal" fo:text-shadow="none" style:text-underline-style="none" fo:font-weight="normal" officeooo:rsid="003cf786" officeooo:paragraph-rsid="003cf786"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56" style:family="paragraph" style:parent-style-name="Heading_20_1" style:list-style-name="">
      <style:text-properties style:font-name="Arial"/>
    </style:style>
    <style:style style:name="P57" style:family="paragraph" style:parent-style-name="Heading_20_1">
      <style:text-properties style:font-name="Calibri2"/>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style:font-name="Calibri2"/>
    </style:style>
    <style:style style:name="P60" style:family="paragraph" style:parent-style-name="Heading_20_3">
      <style:text-properties style:font-name="Calibri2"/>
    </style:style>
    <style:style style:name="P61" style:family="paragraph" style:parent-style-name="Table_20_Contents">
      <style:text-properties fo:color="#ffffff"/>
    </style:style>
    <style:style style:name="T1" style:family="text">
      <style:text-properties fo:font-weight="bold" style:font-weight-asian="bold" style:font-weight-complex="bold"/>
    </style:style>
    <style:style style:name="T2" style:family="text">
      <style:text-properties fo:font-weight="bold" officeooo:rsid="00337307" style:font-weight-asian="bold" style:font-weight-complex="bold"/>
    </style:style>
    <style:style style:name="T3" style:family="text">
      <style:text-properties style:font-name="Times New Roman" fo:font-size="10pt" fo:language="de" fo:country="DE" style:text-underline-style="none" style:font-name-asian="Microsoft YaHei" style:font-size-asian="10pt" style:font-name-complex="Mangal" style:font-size-complex="10pt"/>
    </style:style>
    <style:style style:name="T4" style:family="text">
      <style:text-properties fo:font-weight="normal" style:font-weight-asian="normal" style:font-weight-complex="normal"/>
    </style:style>
    <style:style style:name="T5" style:family="text">
      <style:text-properties fo:font-weight="normal" officeooo:rsid="00337307" style:font-weight-asian="normal" style:font-weight-complex="normal"/>
    </style:style>
    <style:style style:name="T6" style:family="text">
      <style:text-properties style:text-underline-style="none"/>
    </style:style>
    <style:style style:name="T7" style:family="text">
      <style:text-properties style:text-underline-style="none" fo:font-weight="bold" officeooo:rsid="002dea28" style:font-weight-asian="bold" style:font-weight-complex="bold"/>
    </style:style>
    <style:style style:name="T8" style:family="text">
      <style:text-properties style:text-underline-style="none" fo:font-weight="bold" officeooo:rsid="0005bd43"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337307" style:font-weight-asian="normal" style:font-weight-complex="normal"/>
    </style:style>
    <style:style style:name="T11" style:family="text">
      <style:text-properties officeooo:rsid="0007ec3e"/>
    </style:style>
    <style:style style:name="T12" style:family="text">
      <style:text-properties officeooo:rsid="000935ab"/>
    </style:style>
    <style:style style:name="T13" style:family="text">
      <style:text-properties officeooo:rsid="000d42c7"/>
    </style:style>
    <style:style style:name="T14" style:family="text">
      <style:text-properties officeooo:rsid="00129add"/>
    </style:style>
    <style:style style:name="T15" style:family="text">
      <style:text-properties fo:language="de" fo:country="DE"/>
    </style:style>
    <style:style style:name="T16" style:family="text">
      <style:text-properties fo:language="de" fo:country="DE" officeooo:rsid="003ba812"/>
    </style:style>
    <style:style style:name="T17" style:family="text">
      <style:text-properties style:font-name-asian="Microsoft YaHei" style:font-name-complex="Mangal"/>
    </style:style>
    <style:style style:name="T18" style:family="text">
      <style:text-properties officeooo:rsid="000a01eb" style:font-name-asian="Microsoft YaHei" style:font-name-complex="Mangal"/>
    </style:style>
    <style:style style:name="T19" style:family="text">
      <style:text-properties officeooo:rsid="0017e20d" style:font-name-asian="Microsoft YaHei" style:font-name-complex="Mangal"/>
    </style:style>
    <style:style style:name="T20" style:family="text">
      <style:text-properties officeooo:rsid="001d3b91" style:font-name-asian="Microsoft YaHei" style:font-name-complex="Mangal"/>
    </style:style>
    <style:style style:name="T21" style:family="text">
      <style:text-properties officeooo:rsid="0020a7ad" style:font-name-asian="Microsoft YaHei" style:font-name-complex="Mangal"/>
    </style:style>
    <style:style style:name="T22" style:family="text">
      <style:text-properties officeooo:rsid="00228bc1" style:font-name-asian="Microsoft YaHei" style:font-name-complex="Mangal"/>
    </style:style>
    <style:style style:name="T23" style:family="text">
      <style:text-properties officeooo:rsid="0024da77" style:font-name-asian="Microsoft YaHei" style:font-name-complex="Mangal"/>
    </style:style>
    <style:style style:name="T24" style:family="text">
      <style:text-properties officeooo:rsid="001e4064" style:font-name-asian="Microsoft YaHei" style:font-name-complex="Mangal"/>
    </style:style>
    <style:style style:name="T25" style:family="text">
      <style:text-properties officeooo:rsid="001f58e3" style:font-name-asian="Microsoft YaHei" style:font-name-complex="Mangal"/>
    </style:style>
    <style:style style:name="T26" style:family="text">
      <style:text-properties officeooo:rsid="001f58e3"/>
    </style:style>
    <style:style style:name="T27" style:family="text">
      <style:text-properties officeooo:rsid="001b8829"/>
    </style:style>
    <style:style style:name="T28" style:family="text">
      <style:text-properties officeooo:rsid="00285e17"/>
    </style:style>
    <style:style style:name="T29" style:family="text">
      <style:text-properties officeooo:rsid="002a17f4"/>
    </style:style>
    <style:style style:name="T30" style:family="text">
      <style:text-properties officeooo:rsid="002dea28"/>
    </style:style>
    <style:style style:name="T31" style:family="text">
      <style:text-properties officeooo:rsid="0005bd43"/>
    </style:style>
    <style:style style:name="T32" style:family="text">
      <style:text-properties officeooo:rsid="0030ff8f"/>
    </style:style>
    <style:style style:name="T33" style:family="text">
      <style:text-properties officeooo:rsid="0032780a"/>
    </style:style>
    <style:style style:name="T34" style:family="text">
      <style:text-properties officeooo:rsid="00337307"/>
    </style:style>
    <style:style style:name="T35" style:family="text">
      <style:text-properties style:text-position="0% 100%" fo:font-weight="normal" officeooo:rsid="00337307" style:font-weight-asian="normal" style:font-weight-complex="normal"/>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normal" officeooo:rsid="00337307" style:font-weight-asian="normal" style:font-weight-complex="normal"/>
    </style:style>
    <style:style style:name="T38" style:family="text">
      <style:text-properties officeooo:rsid="00367918"/>
    </style:style>
    <style:style style:name="T39" style:family="text">
      <style:text-properties style:font-name="Calibri2"/>
    </style:style>
    <style:style style:name="T40" style:family="text">
      <style:text-properties style:font-name="Calibri2" fo:language="de" fo:country="DE"/>
    </style:style>
    <style:style style:name="T41" style:family="text">
      <style:text-properties style:font-name="Calibri2" officeooo:rsid="002dea28"/>
    </style:style>
    <style:style style:name="T42" style:family="text">
      <style:text-properties officeooo:rsid="00370eff"/>
    </style:style>
    <style:style style:name="T43" style:family="text">
      <style:text-properties officeooo:rsid="00383644"/>
    </style:style>
    <style:style style:name="T44" style:family="text">
      <style:text-properties officeooo:rsid="0039d4c7"/>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file:///../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1011_2057399882" text:style-name="Index_20_Link" text:visited-style-name="Index_20_Link">1 Einleitung<text:tab/>2</text:a></text:p>
          <text:p text:style-name="P46"><text:a xlink:type="simple" xlink:href="#__RefHeading___Toc1013_2057399882" text:style-name="Index_20_Link" text:visited-style-name="Index_20_Link">1.1 Kriterien zum Vergleich von Frameworks<text:tab/>2</text:a></text:p>
          <text:p text:style-name="P46"><text:a xlink:type="simple" xlink:href="#__RefHeading___Toc1015_2057399882" text:style-name="Index_20_Link" text:visited-style-name="Index_20_Link">1.2 Gewichtung der Kriterien<text:tab/>2</text:a></text:p>
          <text:p text:style-name="P45"><text:a xlink:type="simple" xlink:href="#__RefHeading___Toc1017_2057399882" text:style-name="Index_20_Link" text:visited-style-name="Index_20_Link">2 Beschreibung der Frameworks<text:tab/>3</text:a></text:p>
          <text:p text:style-name="P46"><text:a xlink:type="simple" xlink:href="#__RefHeading___Toc1019_2057399882" text:style-name="Index_20_Link" text:visited-style-name="Index_20_Link">2.1 Yii<text:tab/>3</text:a></text:p>
          <text:p text:style-name="P47"><text:a xlink:type="simple" xlink:href="#__RefHeading___Toc1021_2057399882" text:style-name="Index_20_Link" text:visited-style-name="Index_20_Link">2.1.1 Vorteile<text:tab/>3</text:a></text:p>
          <text:p text:style-name="P47"><text:a xlink:type="simple" xlink:href="#__RefHeading___Toc1023_2057399882" text:style-name="Index_20_Link" text:visited-style-name="Index_20_Link">2.1.2 Nachteile<text:tab/>3</text:a></text:p>
          <text:p text:style-name="P47"><text:a xlink:type="simple" xlink:href="#__RefHeading___Toc1025_2057399882" text:style-name="Index_20_Link" text:visited-style-name="Index_20_Link">2.1.3 Sonstiges<text:tab/>3</text:a></text:p>
          <text:p text:style-name="P46"><text:a xlink:type="simple" xlink:href="#__RefHeading___Toc1027_2057399882" text:style-name="Index_20_Link" text:visited-style-name="Index_20_Link">2.2 Zend Framework 2<text:tab/>5</text:a></text:p>
          <text:p text:style-name="P47"><text:a xlink:type="simple" xlink:href="#__RefHeading___Toc1029_2057399882" text:style-name="Index_20_Link" text:visited-style-name="Index_20_Link">2.2.1 Vorteile<text:tab/>5</text:a></text:p>
          <text:p text:style-name="P47"><text:a xlink:type="simple" xlink:href="#__RefHeading___Toc1031_2057399882" text:style-name="Index_20_Link" text:visited-style-name="Index_20_Link">2.2.2 Nachteile<text:tab/>5</text:a></text:p>
          <text:p text:style-name="P47"><text:a xlink:type="simple" xlink:href="#__RefHeading___Toc1033_2057399882" text:style-name="Index_20_Link" text:visited-style-name="Index_20_Link">2.2.3 Sonstiges<text:tab/>5</text:a></text:p>
          <text:p text:style-name="P46"><text:a xlink:type="simple" xlink:href="#__RefHeading___Toc1035_2057399882" text:style-name="Index_20_Link" text:visited-style-name="Index_20_Link">2.3 Symphony 3<text:tab/>6</text:a></text:p>
          <text:p text:style-name="P47"><text:a xlink:type="simple" xlink:href="#__RefHeading___Toc1037_2057399882" text:style-name="Index_20_Link" text:visited-style-name="Index_20_Link">2.3.1 Vorteile<text:tab/>6</text:a></text:p>
          <text:p text:style-name="P47"><text:a xlink:type="simple" xlink:href="#__RefHeading___Toc1039_2057399882" text:style-name="Index_20_Link" text:visited-style-name="Index_20_Link">2.3.2 Nachteile<text:tab/>6</text:a></text:p>
          <text:p text:style-name="P46"><text:a xlink:type="simple" xlink:href="#__RefHeading___Toc1041_2057399882" text:style-name="Index_20_Link" text:visited-style-name="Index_20_Link">2.4 Laravel 5<text:tab/>7</text:a></text:p>
          <text:p text:style-name="P47"><text:a xlink:type="simple" xlink:href="#__RefHeading___Toc1043_2057399882" text:style-name="Index_20_Link" text:visited-style-name="Index_20_Link">2.4.1 Vorteile/Nachteile<text:tab/>7</text:a></text:p>
          <text:p text:style-name="P46"><text:a xlink:type="simple" xlink:href="#__RefHeading___Toc1045_2057399882" text:style-name="Index_20_Link" text:visited-style-name="Index_20_Link">2.5 Nette<text:tab/>8</text:a></text:p>
          <text:p text:style-name="P47"><text:a xlink:type="simple" xlink:href="#__RefHeading___Toc1047_2057399882" text:style-name="Index_20_Link" text:visited-style-name="Index_20_Link">2.5.1 Vorteile<text:tab/>8</text:a></text:p>
          <text:p text:style-name="P47"><text:a xlink:type="simple" xlink:href="#__RefHeading___Toc1049_2057399882" text:style-name="Index_20_Link" text:visited-style-name="Index_20_Link">2.5.2 Nachteile<text:tab/>8</text:a></text:p>
          <text:p text:style-name="P46"><text:a xlink:type="simple" xlink:href="#__RefHeading___Toc1051_2057399882" text:style-name="Index_20_Link" text:visited-style-name="Index_20_Link">2.6 PHPixie<text:tab/>9</text:a></text:p>
          <text:p text:style-name="P47"><text:a xlink:type="simple" xlink:href="#__RefHeading___Toc1053_2057399882" text:style-name="Index_20_Link" text:visited-style-name="Index_20_Link">2.6.1 Vorteile:<text:tab/>9</text:a></text:p>
          <text:p text:style-name="P47"><text:a xlink:type="simple" xlink:href="#__RefHeading___Toc1055_2057399882" text:style-name="Index_20_Link" text:visited-style-name="Index_20_Link">2.6.1 Nachteile:<text:tab/>9</text:a></text:p>
          <text:p text:style-name="P45"><text:a xlink:type="simple" xlink:href="#__RefHeading___Toc1057_2057399882" text:style-name="Index_20_Link" text:visited-style-name="Index_20_Link">3 Gegenüberstellung der Frameworks<text:tab/>10</text:a></text:p>
        </text:index-body>
      </text:table-of-content>
      <text:h text:style-name="P56" text:outline-level="1"/>
      <text:h text:style-name="P59" text:outline-level="1"><text:bookmark-start text:name="__RefHeading___Toc1011_2057399882"/><text:span text:style-name="T30">1 </text:span>Einleitung<text:bookmark-end text:name="__RefHeading___Toc1011_2057399882"/></text:h>
      <text:p text:style-name="P14">Im Folgenden werden zur Beurteilung einiger PHP-Frameworks die verwendeten Kriterien und deren Gewichtung erläutert.</text:p>
      <text:h text:style-name="P37" text:outline-level="2"><text:bookmark-start text:name="__RefHeading___Toc1013_2057399882"/><text:span text:style-name="T30">1.1 </text:span>Kriterien zum Vergleich von Frameworks<text:bookmark-end text:name="__RefHeading___Toc1013_2057399882"/></text:h>
      <text:p text:style-name="P14">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1"><text:span text:style-name="T15"><text:s/></text:span><text:a xlink:type="simple" xlink:href="http://www.thewebhatesme.com/allgemein/10-auswahlkriterien-fur-php-frameworks/" text:style-name="Internet_20_link" text:visited-style-name="Visited_20_Internet_20_Link"><text:span text:style-name="T3">http://www.thewebhatesme.com/allgemein/10-auswahlkriterien-fur-php-frameworks/</text:span></text:a></text:p></text:note-body></text:note></text:p>
      <text:p text:style-name="P14"><text:span text:style-name="T1">Aktualität:</text:span> Wird das Framework akitv gep<text:span text:style-name="T32">f</text:span>legt und entwickelt? <text:span text:style-name="T32">Gut ist wenn das Framework erst vor kurzem und in regelmäßigen Abständen erweitert/ausgebessert wurde. Schlecht ist wenn das Framework entweder nur unregelmäßig oder vor langer Zeit bearbeitet wurde. </text:span></text:p>
      <text:p text:style-name="P14"><text:span text:style-name="T1">Verbreitung:</text:span> Ruf des Frameworks bzw. Referenzen? <text:span text:style-name="T32">Ein gutes Framework ist in diesem Fall ein Framework das von bekannten Unternehmen und/oder vielen Personen verwendet wird.</text:span></text:p>
      <text:p text:style-name="P14"><text:span text:style-name="T1">Dokumentation:</text:span> Wie ausführlich ist die Dokumentation? Gibt es Anleitungen oder Tutorials? <text:span text:style-name="T32">Im besten Falle hat das Framework von den Entwicklern selbst ein digitales, übersichtliches Tutorial mit Code-Beispielen.</text:span></text:p>
      <text:p text:style-name="P18"><text:span text:style-name="T1">Community:</text:span> Wie schnell bekommt man hochwertige Hilfe auf Fragen? <text:span text:style-name="T33">Gut ist, wenn eine große Community mit vielen Fragen/Antworten und einer schnellen Antwortzeit dahinter steht. Als Bewertungsgrundlage dienen entweder </text:span><text:a xlink:type="simple" xlink:href="http://www.StackOverflow.com/" text:style-name="Internet_20_link" text:visited-style-name="Visited_20_Internet_20_Link"><text:span text:style-name="T33">http://www.stackoverflow.com</text:span></text:a><text:span text:style-name="T33">, oder das entsprechende eigene Forum.</text:span></text:p>
      <text:p text:style-name="P20"><text:span text:style-name="T2">Einarbeitungszeit: </text:span><text:span text:style-name="T5">Wie aufwändig ist es sich in das Framework einzuarbeiten? Ein gutes Framework hat eine geringe Einarbeitungszeit. Als Basis dienen unterschiedliche Nutzeraussagen aus </text:span><text:span text:style-name="T35">verschiedenen Foren.</text:span></text:p>
      <text:p text:style-name="P20"><text:span text:style-name="T1">Features:</text:span> Welche Features werden bereitgestellt? Lassen sich externe Komponente hinzufügen, um die fehlenden Features abzudecken? <text:span text:style-name="T34">Gut ist es wenn das Framework viele Features hat. Als Bewertungsbasis wird </text:span><text:a xlink:type="simple" xlink:href="https://en.wikipedia.org/wiki/Comparison_of_web_frameworks" text:style-name="Internet_20_link" text:visited-style-name="Visited_20_Internet_20_Link"><text:span text:style-name="T34">https://en.wikipedia.org/wiki/Comparison_of_web_frameworks</text:span></text:a><text:span text:style-name="T34"> verwendet.</text:span></text:p>
      <text:p text:style-name="P19">Preis: <text:span text:style-name="T4">Kostet das Framework etwas oder nicht? Das Produkt </text:span><text:span text:style-name="T36">muss</text:span><text:span text:style-name="T9"> kostenlos sein.</text:span></text:p>
      <text:p text:style-name="P20"><text:span text:style-name="T2">PHP5: </text:span><text:span text:style-name="T5">Unterstützt das Framework PHP5? Das Framework </text:span><text:span text:style-name="T37">muss</text:span><text:span text:style-name="T10"> PHP5 unterstützen.</text:span><text:span text:style-name="T2"> </text:span></text:p>
      <text:h text:style-name="P37" text:outline-level="2"><text:bookmark-start text:name="__RefHeading___Toc1015_2057399882"/><text:span text:style-name="T30">1.2 </text:span>Gewichtung der Kriterien<text:bookmark-end text:name="__RefHeading___Toc1015_2057399882"/></text:h>
      <text:p text:style-name="P49">Es werden für diverse Frameworks alle Kriterien angeschaut, Schwerpunkt liegt jedoch auf <text:s/><text:span text:style-name="T29">Dokumentation und Community. Als Ausschlusskriterien zählen PHP5 und Preis. Es ist uns also wichtig, dass das Framework gut dokumentiert ist und eine aktiver Community hinter sicht hat, es ist aber obligatorisch dass es PHP5 unterstützt und kostenlos ist.</text:span><text:span text:style-name="T16">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span></text:p>
      <text:h text:style-name="P57" text:outline-level="1"><text:bookmark-start text:name="__RefHeading___Toc1017_2057399882"/><text:soft-page-break/>2 Beschreibung der Frameworks<text:bookmark-end text:name="__RefHeading___Toc1017_2057399882"/></text:h>
      <text:p text:style-name="P48">Im Folgenden werden insgesamt sechs verschiedene Frameworks analysiert. Dabei werden besonders die Vor- und Nachteile betrachtet.</text:p>
      <text:h text:style-name="P37" text:outline-level="2"><text:bookmark-start text:name="__RefHeading___Toc1019_2057399882"/><text:span text:style-name="T30">2.1 </text:span>Yii<text:bookmark-end text:name="__RefHeading___Toc1019_2057399882"/></text:h>
      <text:p text:style-name="Text_20_body"><text:span text:style-name="T40">Yii wurde <text:s/>am 1. Januar 2008 von Qiang Xue ins Leben gerufen. Seitdem hat sich Yii zu einem schnellen, sicheren und professionellen Framework entwickelt, dessen Fokus auf die Erstellung von Web 2.0 Applikationen liegt.</text:span><text:span text:style-name="T40"><text:note text:id="ftn2" text:note-class="footnote"><text:note-citation>2</text:note-citation><text:note-body><text:p text:style-name="P1"><text:span text:style-name="T15"><text:s/></text:span><text:a xlink:type="simple" xlink:href="http://www.yiiframework.com/about" text:style-name="Internet_20_link" text:visited-style-name="Visited_20_Internet_20_Link"><text:span text:style-name="T3">http://www.yiiframework.com/about</text:span></text:a></text:p></text:note-body></text:note></text:span></text:p>
      <text:h text:style-name="P60" text:outline-level="3"><text:bookmark-start text:name="__RefHeading___Toc1021_2057399882"/><text:span text:style-name="T30">2.1.1 </text:span>Vorteile<text:bookmark-end text:name="__RefHeading___Toc1021_2057399882"/></text:h>
      <text:p text:style-name="P16">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5"><text:span text:style-name="T15"><text:s/></text:span><text:a xlink:type="simple" xlink:href="http://www.yiiframework.com/forum/index.php?/forum/15-job-opportunities/" text:style-name="Internet_20_link" text:visited-style-name="Visited_20_Internet_20_Link"><text:span text:style-name="T15">http://www.yiiframework.com/forum/index.php?/forum/15-job-opportunities/</text:span></text:a></text:p></text:note-body></text:note> und den zahlreichen ”Yii-powered” Webseiten, die das Framework benutzen.<text:note text:id="ftn4" text:note-class="footnote"><text:note-citation>4</text:note-citation><text:note-body><text:p text:style-name="P1"><text:span text:style-name="T15"><text:s/></text:span><text:a xlink:type="simple" xlink:href="http://www.yiiframework.com/forum/index.php/forum/14-yii-powered-applications/" text:style-name="Internet_20_link" text:visited-style-name="Visited_20_Internet_20_Link"><text:span text:style-name="T15">http://www.yiiframework.com/forum/index.php/forum/14-yii-powered-applications/</text:span></text:a></text:p></text:note-body></text:note><text:note text:id="ftn5" text:note-class="footnote"><text:note-citation>5</text:note-citation><text:note-body><text:p text:style-name="P1"><text:span text:style-name="T15"><text:s/></text:span><text:a xlink:type="simple" xlink:href="http://yii.poweredsites.org/" text:style-name="Internet_20_link" text:visited-style-name="Visited_20_Internet_20_Link"><text:span text:style-name="T15">http://yii.poweredsites.org/</text:span></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5"><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1"><text:span text:style-name="T15"><text:s/></text:span><text:a xlink:type="simple" xlink:href="http://www.yiiframework.com/doc" text:style-name="Internet_20_link" text:visited-style-name="Visited_20_Internet_20_Link"><text:span text:style-name="T15">http://www.yiiframework.com/doc</text:span></text:a></text:p></text:note-body></text:note>Das eigene Forum ist aktiv und es gibt Beiträge in mehr als zwei Dutzend Sprachen.<text:note text:id="ftn8" text:note-class="footnote"><text:note-citation>8</text:note-citation><text:note-body><text:p text:style-name="P1"><text:span text:style-name="T15"><text:s/></text:span><text:a xlink:type="simple" xlink:href="http://www.yiiframework.com/forum/" text:style-name="Internet_20_link" text:visited-style-name="Visited_20_Internet_20_Link"><text:span text:style-name="T15">http://www.yiiframework.com/forum/</text:span></text:a></text:p></text:note-body></text:note> Die Mitglieder sind freundlich und hilfsbereit und man bekommt recht schnell eine Antwort auf seine Fragen.<text:note text:id="ftn9" text:note-class="footnote"><text:note-citation>9</text:note-citation><text:note-body><text:p text:style-name="P1"><text:span text:style-name="T15"><text:s/></text:span><text:a xlink:type="simple" xlink:href="https://web.archive.org/web/20120618111441/http://blog.mbischof.de/auswahlkriterien-fur-php-frameworks" text:style-name="Internet_20_link" text:visited-style-name="Visited_20_Internet_20_Link"><text:span text:style-name="T15">https://web.archive.org/web/20120618111441/http://blog.mbischof.de/auswahlkriterien-fur-php-frameworks</text:span></text:a></text:p></text:note-body></text:note> Yii setzt ausschließlich auf PHP5 und lässt sich mit <text:span text:style-name="T38">Erweiterungen(</text:span>Extensions<text:span text:style-name="T38">) </text:span>beliebig erweitern. Derzeit gibt über 2000 Erweiterungen.<text:note text:id="ftn10" text:note-class="footnote"><text:note-citation>10</text:note-citation><text:note-body><text:p text:style-name="P1"><text:span text:style-name="T15"><text:s/></text:span><text:a xlink:type="simple" xlink:href="http://www.yiiframework.com/extensions/" text:style-name="Internet_20_link" text:visited-style-name="Visited_20_Internet_20_Link"><text:span text:style-name="T15">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15">http://www.yiiframework.com/search/?q=integrating&amp;type=wiki</text:span></text:a></text:p></text:note-body></text:note> </text:p>
      <text:h text:style-name="P60" text:outline-level="3"><text:bookmark-start text:name="__RefHeading___Toc1023_2057399882"/><text:span text:style-name="T30">2.1.2 </text:span>Nachteile<text:bookmark-end text:name="__RefHeading___Toc1023_2057399882"/></text:h>
      <text:p text:style-name="P16">Das Selbststudium kann recht teuer werden, die Videokurse liegen preislich über 50€, die Bücher zwischen 30-50€, die jeweils nur einen Anwendungsbereich von Yii abdecken.</text:p>
      <text:h text:style-name="P60" text:outline-level="3"><text:bookmark-start text:name="__RefHeading___Toc1025_2057399882"/><text:span text:style-name="T30">2.1.3 </text:span>Sonstiges<text:bookmark-end text:name="__RefHeading___Toc1025_2057399882"/></text:h>
      <text:p text:style-name="P15">Die neueste Version ist 2.0.7 vom 14. Februar 2016 und ist eine vollständige Überarbeitung von Yii auf Basis von PHP 5.4.0.<text:note text:id="ftn12" text:note-class="footnote"><text:note-citation>12</text:note-citation><text:note-body><text:p text:style-name="P1"><text:span text:style-name="T15"><text:s/></text:span><text:a xlink:type="simple" xlink:href="http://www.yiiframework.com/download/" text:style-name="Internet_20_link" text:visited-style-name="Visited_20_Internet_20_Link"><text:span text:style-name="T3">http://www.yiiframework.com/download/</text:span></text:a></text:p></text:note-body></text:note> Yii ist Open Source (BSD)<text:note text:id="ftn13" text:note-class="footnote"><text:note-citation>13</text:note-citation><text:note-body><text:p text:style-name="P1"><text:span text:style-name="T15"><text:s/></text:span><text:a xlink:type="simple" xlink:href="http://www.yiiframework.com/license/" text:style-name="Internet_20_link" text:visited-style-name="Visited_20_Internet_20_Link"><text:span text:style-name="T15">http://www.yiiframework.com/license/</text:span></text:a></text:p></text:note-body></text:note> und wird von wenigen Entwicklern gepflegt.<text:note text:id="ftn14" text:note-class="footnote"><text:note-citation>14</text:note-citation><text:note-body><text:p text:style-name="P1"><text:span text:style-name="T15"><text:s/></text:span><text:a xlink:type="simple" xlink:href="https://github.com/yiisoft" text:style-name="Internet_20_link" text:visited-style-name="Visited_20_Internet_20_Link"><text:span text:style-name="T15">https://github.com/yiisoft</text:span></text:a></text:p></text:note-body></text:note> Das Verhältnis zwischen gemeldeten und gelösten Bugs liegt bei 2,465/2,188.<text:note text:id="ftn15" text:note-class="footnote"><text:note-citation>15</text:note-citation><text:note-body><text:p text:style-name="P1"><text:span text:style-name="T15"><text:s/></text:span><text:a xlink:type="simple" xlink:href="https://github.com/yiisoft/yii/issues" text:style-name="Internet_20_link" text:visited-style-name="Visited_20_Internet_20_Link"><text:span text:style-name="T15">https://github.com/yiisoft/yii/issues</text:span></text:a></text:p></text:note-body></text:note>Yii ist nach dem MVC Prinzip entwickelt.<text:note text:id="ftn16" text:note-class="footnote"><text:note-citation>16</text:note-citation><text:note-body><text:p text:style-name="P2"><text:span text:style-name="T15"><text:s/></text:span><text:a xlink:type="simple" xlink:href="http://www.yiiframework.com/doc/guide/1.1/en/basics.mvc" text:style-name="Internet_20_link" text:visited-style-name="Visited_20_Internet_20_Link"><text:span text:style-name="T15">http://www.yiiframework.com/doc/guide/1.1/en/basics.mvc</text:span></text:a></text:p></text:note-body></text:note> Yii <text:span text:style-name="T42">wird unter anderem von <text:s/>Stay.com und Fusonic GmbH verwendet.</text:span></text:p>
      <text:h text:style-name="P38" text:outline-level="2"><text:bookmark-start text:name="__RefHeading___Toc1027_2057399882"/><text:span text:style-name="T30">2.2 </text:span>Zend Framework 2<text:bookmark-end text:name="__RefHeading___Toc1027_2057399882"/></text:h>
      <text:p text:style-name="P21"><text:span text:style-name="T6">Zend Framework 2 (nachfolgend Zend 2) entstand aus Zend Framework 1 (nachfolgend Zend 1), welches ein häufig benutztes Framework ist (15 Mio. Downloads). <text:s/>Google gibt bei der Suche nach ”zend 2” 1,4 Mio. Ergebnisse zurück. Zend 2 ist 100% objektorientiert.</text:span><text:span text:style-name="T6"><text:note text:id="ftn17" text:note-class="footnote"><text:note-citation>17</text:note-citation><text:note-body><text:p text:style-name="Footnote"><text:a xlink:type="simple" xlink:href="http://framework.zend.com/about/" text:style-name="Internet_20_link" text:visited-style-name="Visited_20_Internet_20_Link"><text:span text:style-name="T15">http://framework.zend.com/about/</text:span></text:a></text:p></text:note-body></text:note></text:span></text:p>
      <text:h text:style-name="P60" text:outline-level="3"><text:bookmark-start text:name="__RefHeading___Toc1029_2057399882"/><text:span text:style-name="T30">2.2.1 </text:span>Vorteile<text:bookmark-end text:name="__RefHeading___Toc1029_2057399882"/></text:h>
      <text:p text:style-name="P16">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15">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p>
      <text:h text:style-name="P60" text:outline-level="3"><text:bookmark-start text:name="__RefHeading___Toc1031_2057399882"/><text:span text:style-name="T30">2.2.2 </text:span>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5">http://www.sheldmandu.com/php/php-mvc-frameworks/yii-vs-zend-vs-code-igniter-compared</text:span></text:a></text:p></text:note-body></text:note><text:bookmark-end text:name="__RefHeading___Toc1031_2057399882"/></text:h>
      <text:p text:style-name="P16">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P60" text:outline-level="3"><text:bookmark-start text:name="__RefHeading___Toc1033_2057399882"/><text:span text:style-name="T30">2.2.3 </text:span>Sonstiges<text:bookmark-end text:name="__RefHeading___Toc1033_2057399882"/></text:h>
      <text:p text:style-name="P16">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15">http://framework.zend.com/downloads/latest#ZF2</text:span></text:a></text:p></text:note-body></text:note> und ist Open Source. Zend <text:s/>2 basiert auf PHP 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15">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15">http://framework.zend.com/about/</text:span></text:a></text:p></text:note-body></text:note> 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15">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15">https://www.itcentralstation.com/products/comparisons/yii-framework_vs_zend-framework</text:span></text:a></text:p></text:note-body></text:note></text:p>
      <text:h text:style-name="P37" text:outline-level="2"><text:bookmark-start text:name="__RefHeading___Toc1035_2057399882"/><text:soft-page-break/><text:span text:style-name="T7">2.3 </text:span><text:span text:style-name="T8">Symphony 3</text:span><text:span text:style-name="T31"><text:note text:id="ftn27" text:note-class="footnote"><text:note-citation>27</text:note-citation><text:note-body><text:p text:style-name="P7"><text:a xlink:type="simple" xlink:href="https://symphony.com/" text:style-name="Internet_20_link" text:visited-style-name="Visited_20_Internet_20_Link"><text:span text:style-name="T15">https://symphony.com/</text:span></text:a></text:p></text:note-body></text:note></text:span><text:bookmark-end text:name="__RefHeading___Toc1035_2057399882"/></text:h>
      <text:p text:style-name="P23">Symphony<text:note text:id="ftn28" text:note-class="footnote"><text:note-citation>28</text:note-citation><text:note-body><text:p text:style-name="P7"><text:a xlink:type="simple" xlink:href="https://symphony.com/" text:style-name="Internet_20_link" text:visited-style-name="Visited_20_Internet_20_Link"><text:span text:style-name="T15">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9"><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6"><text:a xlink:type="simple" xlink:href="https://github.com/symfony/symfony" text:style-name="Internet_20_link" text:visited-style-name="Visited_20_Internet_20_Link"><text:span text:style-name="T15">https://github.com/symfony/symfony</text:span></text:a></text:p></text:note-body></text:note> verfolgt werden. <text:span text:style-name="T11">Symphony 3 wird gesponsert von 'SenioLabs' und von einer Einzelperson maintained. Die meisten Features werden über Githubs Pull-Request-System von beliebigen Entwicklern eingereicht.</text:span></text:p>
      <text:p text:style-name="P23">Symphony wird in größeren Projekten eingesetzt, z.B: Drupal, Spotify, BlaBlaCar, YouPorn.<text:note text:id="ftn31" text:note-class="footnote"><text:note-citation>31</text:note-citation><text:note-body><text:p text:style-name="P6"><text:a xlink:type="simple" xlink:href="http://stfalcon.com/en/blog/post/largest-websites-built-on-symfony2" text:style-name="Internet_20_link" text:visited-style-name="Visited_20_Internet_20_Link"><text:span text:style-name="T15">http://stfalcon.com/en/blog/post/largest-websites-built-on-symfony2</text:span></text:a></text:p></text:note-body></text:note> <text:span text:style-name="T11">Die Community kommuniziert stark über Stackoverflow, wo 40k Fragen mit dem Tag 'symfony' oder 'symfony2' (o.5k 'symfony3') existieren. Es existiert eine ausführliche Dokumentation sowie eine kostenlose Tutorialsammlung namens 'The Symfony Cookbook'</text:span><text:span text:style-name="T11"><text:note text:id="ftn32" text:note-class="footnote"><text:note-citation>32</text:note-citation><text:note-body><text:p text:style-name="P8"><text:a xlink:type="simple" xlink:href="http://symfony.com/doc/current/cookbook/index.html" text:style-name="Internet_20_link" text:visited-style-name="Visited_20_Internet_20_Link"><text:span text:style-name="T15">http://symfony.com/doc/current/cookbook/index.html</text:span></text:a></text:p></text:note-body></text:note></text:span><text:span text:style-name="T11">.</text:span></text:p>
      <text:p text:style-name="P24">Symfony steht unter der freien MIT Lizenz, und unterstützt PHP5<text:note text:id="ftn33" text:note-class="footnote"><text:note-citation>33</text:note-citation><text:note-body><text:p text:style-name="P3"><text:span text:style-name="T15"><text:s/></text:span><text:a xlink:type="simple" xlink:href="http://symfony.com/blog/symfony-3-0-the-roadmap" text:style-name="Internet_20_link" text:visited-style-name="Visited_20_Internet_20_Link"><text:span text:style-name="T15">http://symfony.com/blog/symfony-3-0-the-roadmap</text:span></text:a></text:p></text:note-body></text:note>.</text:p>
      <text:h text:style-name="P60" text:outline-level="3"><text:bookmark-start text:name="__RefHeading___Toc1037_2057399882"/><text:span text:style-name="T30">2.3.1 </text:span>Vorteile<text:bookmark-end text:name="__RefHeading___Toc1037_2057399882"/></text:h>
      <text:p text:style-name="P22">Symphony ist als stabiles, robustes, aber vor allem sehr modulares Framework bekannt. Es ist aus Komponenten zusammengesetzt, welche ausgetauscht werden können. Das macht das Framework sehr flexibel und anpassbar.</text:p>
      <text:h text:style-name="P60" text:outline-level="3"><text:bookmark-start text:name="__RefHeading___Toc1039_2057399882"/><text:span text:style-name="T30">2.3.2 </text:span>Nachteile<text:bookmark-end text:name="__RefHeading___Toc1039_2057399882"/></text:h>
      <text:p text:style-name="P22">Nicht unbedingt simple oder ausgelegt für Rapid Development. Anpassbarkeit macht einiges an Konfiguration nötig. <text:span text:style-name="T12">Die Einarbeitungszeit ist nicht besonders niedrig bzw. angemessen für den Funktionsumfang.</text:span></text:p>
      <text:h text:style-name="P38" text:outline-level="2"><text:bookmark-start text:name="__RefHeading___Toc1041_2057399882"/><text:span text:style-name="T30">2.4 </text:span>Laravel 5<text:bookmark-end text:name="__RefHeading___Toc1041_2057399882"/></text:h>
      <text:p text:style-name="P25">Laravel<text:note text:id="ftn34" text:note-class="footnote"><text:note-citation>34</text:note-citation><text:note-body><text:p text:style-name="P9"><text:a xlink:type="simple" xlink:href="https://laravel.com/" text:style-name="Internet_20_link" text:visited-style-name="Visited_20_Internet_20_Link"><text:span text:style-name="T15">https://laravel.com/</text:span></text:a></text:p></text:note-body></text:note> ist ein relativ junges, auf Symphony basierendes, leicht zugängliches Framework. <text:span text:style-name="T13">Seit Anfang 2012 erscheinen regelmäßig Releases (aktuell ca. 2 pro Monate), aktuelle Commits sind auf Github</text:span><text:span text:style-name="T13"><text:note text:id="ftn35" text:note-class="footnote"><text:note-citation>35</text:note-citation><text:note-body><text:p text:style-name="P10"><text:a xlink:type="simple" xlink:href="https://github.com/laravel/laravel" text:style-name="Internet_20_link" text:visited-style-name="Visited_20_Internet_20_Link"><text:span text:style-name="T15">https://github.com/laravel/laravel</text:span></text:a></text:p></text:note-body></text:note></text:span><text:span text:style-name="T13">. Der erste LTS-Release war im Juni 2015. Das Projekt wird von einem einzelnen Entwickler maintained,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60" text:outline-level="3"><text:bookmark-start text:name="__RefHeading___Toc1043_2057399882"/><text:span text:style-name="T30">2.4.1 </text:span>Vorteile/Nachteile<text:bookmark-end text:name="__RefHeading___Toc1043_2057399882"/></text:h>
      <text:p text:style-name="P26">Laravel 5 ist geeignet für Rapid Development<text:note text:id="ftn36" text:note-class="footnote"><text:note-citation>36</text:note-citation><text:note-body><text:p text:style-name="P4"><text:span text:style-name="T15"><text:s/></text:span><text:a xlink:type="simple" xlink:href="https://www.quora.com/Which-should-I-learn-next-Symfony-2-or-Laravel" text:style-name="Internet_20_link" text:visited-style-name="Visited_20_Internet_20_Link"><text:span text:style-name="T15">https://www.quora.com/Which-should-I-learn-next-Symfony-2-or-Laravel</text:span></text:a></text:p></text:note-body></text:note>, relativ offen für Erweiterungen, bietet allerdings etwas weniger Struktur als andere Frameworks.<text:note text:id="ftn37" text:note-class="footnote"><text:note-citation>37</text:note-citation><text:note-body><text:p text:style-name="P9"><text:a xlink:type="simple" xlink:href="http://zenofcoding.com/2015/11/16/the-great-php-mvc-framework-showdown-of-2016-cakephp-3-vs-symfony-2-vs-laravel-5-vs-zend-2/" text:style-name="Internet_20_link" text:visited-style-name="Visited_20_Internet_20_Link"><text:span text:style-name="T15">http://zenofcoding.com/2015/11/16/the-great-php-mvc-framework-showdown-of-2016-cakephp-3-vs-symfony-2-vs-laravel-5-vs-zend-2/</text:span></text:a></text:p></text:note-body></text:note> <text:span text:style-name="T13">Es </text:span>bietet gute Unterstützung für Unit Tests. <text:span text:style-name="T14">Die Einarbeitungszeit ist gering für den sehr vollständigen Funktionsumfang. Zu den nicht selbstverständlichen Features gehören z.B. Billing, Caching, Facades und SSH.</text:span></text:p>
      <text:h text:style-name="P38" text:outline-level="2"><text:bookmark-start text:name="__RefHeading___Toc1045_2057399882"/><text:span text:style-name="T30">2.5 </text:span>Nette<text:bookmark-end text:name="__RefHeading___Toc1045_2057399882"/></text:h>
      <text:p text:style-name="P29"><text:span text:style-name="T18">N</text:span><text:span text:style-name="T17">ettes letztes Release ist aktuell. Es kann einige Referenzen vorweisen</text:span><text:span text:style-name="T17"><text:note text:id="ftn38" text:note-class="footnote"><text:note-citation>38</text:note-citation><text:note-body><text:p text:style-name="P11"><text:a xlink:type="simple" xlink:href="https://nette.org/" text:style-name="Internet_20_link" text:visited-style-name="Visited_20_Internet_20_Link"><text:span text:style-name="T15">https://nette.org/</text:span></text:a></text:p></text:note-body></text:note></text:span><text:span text:style-name="T17">, und scheint auch laut Umfragen recht beliebt zu sein</text:span><text:span text:style-name="T17"><text:note text:id="ftn39" text:note-class="footnote"><text:note-citation>39</text:note-citation><text:note-body><text:p text:style-name="P12"><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17">. Eine ausführliche Dokumentation inklusive Code-Beispiel und GUI-Screenshots ist vorhanden. Es existiert außerdem ein offizielles, aktives Forum (Antwortzeiten 10-30 Minuten). Auf Stackoverflow ist Nette kaum präsent.</text:span></text:p>
      <text:p text:style-name="P50">Nette Framework steht unter der freien BSD Lizenz.</text:p>
      <text:h text:style-name="P60" text:outline-level="3"><text:bookmark-start text:name="__RefHeading___Toc1047_2057399882"/><text:span text:style-name="T30">2.5.1 </text:span>Vorteile<text:bookmark-end text:name="__RefHeading___Toc1047_2057399882"/></text:h>
      <text:p text:style-name="P28"><text:span text:style-name="T17">Nette ist modular aufgebaut und lässt sich gut erweitern. Es bietet eine einfache Lernkurve und kann mit anderen Frameworks (z.B.) Zend kombiniert werden </text:span><text:span text:style-name="T19">und auch über Add-Ons erweitert werden</text:span><text:span text:style-name="T17">. Die Template-Engine ist leicht zu benutzen </text:span><text:span text:style-name="T19">und ein guter PGP-Debugger sowie grafische Darstellung von Fehlern sind vorhanden.</text:span></text:p>
      <text:h text:style-name="P60" text:outline-level="3"><text:bookmark-start text:name="__RefHeading___Toc1049_2057399882"/><text:span text:style-name="T30">2.5.2 </text:span>Nachteile<text:bookmark-end text:name="__RefHeading___Toc1049_2057399882"/></text:h>
      <text:p text:style-name="P27">Nette bietet kein ORM (Object-Relational-Mapping).</text:p>
      <text:h text:style-name="P38" text:outline-level="2"><text:bookmark-start text:name="__RefHeading___Toc1051_2057399882"/><text:span text:style-name="T30">2.6 </text:span>PHPixie<text:bookmark-end text:name="__RefHeading___Toc1051_2057399882"/></text:h>
      <text:p text:style-name="P30"><text:span text:style-name="T17">PHPixie</text:span><text:span text:style-name="T17"><text:note text:id="ftn40" text:note-class="footnote"><text:note-citation>40</text:note-citation><text:note-body><text:p text:style-name="P13"><text:a xlink:type="simple" xlink:href="https://phpixie.com/" text:style-name="Internet_20_link" text:visited-style-name="Visited_20_Internet_20_Link"><text:span text:style-name="T15">https://phpixie.com/</text:span></text:a></text:p></text:note-body></text:note></text:span><text:span text:style-name="T17"> ist ein kleine</text:span><text:span text:style-name="T20">s, </text:span><text:span text:style-name="T24">einfaches</text:span><text:span text:style-name="T17"> Framework, welches 2012 zum schnellen einmaligen Webseiten gegründet wurde. </text:span><text:span text:style-name="T25">Es hat einen recht hohen Bekanntheitsgrad.</text:span><text:span text:style-name="T25"><text:note text:id="ftn41" text:note-class="footnote"><text:note-citation>41</text:note-citation><text:note-body><text:p text:style-name="P13"><text:a xlink:type="simple" xlink:href="http://www.sitepoint.com/best-php-framework-2015-sitepoint-survey-results/" text:style-name="Internet_20_link" text:visited-style-name="Visited_20_Internet_20_Link"><text:span text:style-name="T15">http://www.sitepoint.com/best-php-framework-2015-sitepoint-survey-results/</text:span></text:a></text:p></text:note-body></text:note></text:span><text:span text:style-name="T25"> Besonderen Wert wird auf den schnellen Einstieg gelegt, es existiert eine Schnellanleitung, 30 Minuten Tutorials mit Screenshots, Codebeispielen und ausführlicher Beschreibung.</text:span><text:span text:style-name="T25"><text:note text:id="ftn42" text:note-class="footnote"><text:note-citation>42</text:note-citation><text:note-body><text:p text:style-name="P13"><text:a xlink:type="simple" xlink:href="http://phpixie.jeromepasquier.com/" text:style-name="Internet_20_link" text:visited-style-name="Visited_20_Internet_20_Link"><text:span text:style-name="T15">http://phpixie.jeromepasquier.com/</text:span></text:a></text:p></text:note-body></text:note></text:span></text:p>
      <text:p text:style-name="P31"><text:span text:style-name="T20">PHPixie</text:span><text:span text:style-name="T17"> steht unter der freien BSD Lizenz.</text:span></text:p>
      <text:h text:style-name="P60" text:outline-level="3"><text:bookmark-start text:name="__RefHeading___Toc1053_2057399882"/><text:span text:style-name="T30">2.6.1 </text:span>Vorteile:<text:bookmark-end text:name="__RefHeading___Toc1053_2057399882"/></text:h>
      <text:p text:style-name="P32"><text:span text:style-name="T17">Das Framework bietet schnelle Geschwindigkeit und geringe Ladezeiten bei einer modularen und flexiblen Architektur. Es ist klein und sehr einfach zu erlernen. </text:span><text:span text:style-name="T21">Für ein Nicht-Full-Stack-Framework besitzt es außerdem re</text:span><text:span text:style-name="T22">cht </text:span><text:span text:style-name="T21">viele Features </text:span><text:span text:style-name="T23">die oft eher in größeren Frameworks zu finden sind </text:span><text:span text:style-name="T21">wie z.B.: ORM, Caching, Templating, Authentication, Validation, Routing</text:span></text:p>
      <text:h text:style-name="P60" text:outline-level="3"><text:bookmark-start text:name="__RefHeading___Toc1055_2057399882"/><text:span text:style-name="T30">2.6.1 </text:span>Nachteile:<text:bookmark-end text:name="__RefHeading___Toc1055_2057399882"/></text:h>
      <text:p text:style-name="P17"><text:span text:style-name="T26">Da es sich nicht um ein Full-Stack-Framework handelt, sind die Funktionen beschränkt. Außerdem wird das „</text:span><text:bookmark text:name="Single-Responsibility-Prinzip"/>Single-Responsibility-Prinzip“ <text:span text:style-name="T26">nicht eingehalten, was zu schlechter Kapselung und Objekten mit übermäßig viel Funktionalität führt. Es müssen außerdem verschiedene Namenskonventionen (z.B. für Klassennamen) eingehalten werden.</text:span></text:p>
      <text:h text:style-name="P58" text:outline-level="1"><text:bookmark-start text:name="__RefHeading___Toc1057_2057399882"/><text:span text:style-name="T41">3 </text:span><text:span text:style-name="T39">Gegenüberstellung </text:span><text:span text:style-name="T41">der Frameworks</text:span><text:bookmark-end text:name="__RefHeading___Toc1057_2057399882"/></text:h>
      <text:p text:style-name="P36">Im Folgenden werden die in „2 Beschreibung der Frameworks“ nach den Kriterien in „1 Einleitung“ verglichen und gegeneinander aufgewogen.</text:p>
      <text:p text:style-name="P52">Für die Kriterien Dokumentation und Features wird eine Range von 1 bis 2 gewählt. Es kann entweder eine gute Dokumentation vorhanden sein oder eben nicht. Das selbe gilt für Features, entweder es gibt eine gute Auswahl an Features oder nicht.</text:p>
      <text:p text:style-name="P3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39">Framework</text:p>
          </table:table-cell>
          <table:table-cell table:style-name="Tabelle2.A1" office:value-type="float" office:value="0">
            <text:p text:style-name="P40">Zend 2</text:p>
          </table:table-cell>
          <table:table-cell table:style-name="Tabelle2.A1" office:value-type="float" office:value="0">
            <text:p text:style-name="P40">Yii 2</text:p>
          </table:table-cell>
          <table:table-cell table:style-name="Tabelle2.A1" office:value-type="float" office:value="0">
            <text:p text:style-name="P40">Symfony 3</text:p>
          </table:table-cell>
          <table:table-cell table:style-name="Tabelle2.A1" office:value-type="float" office:value="0">
            <text:p text:style-name="P40">Laravel 5</text:p>
          </table:table-cell>
          <table:table-cell table:style-name="Tabelle2.A1" office:value-type="float" office:value="0">
            <text:p text:style-name="P40">Nette</text:p>
          </table:table-cell>
          <table:table-cell table:style-name="Tabelle2.A1" office:value-type="float" office:value="0">
            <text:p text:style-name="P40">PHPixie</text:p>
          </table:table-cell>
          <table:table-cell table:style-name="Tabelle2.A1" office:value-type="float" office:value="0">
            <text:p text:style-name="P40">Gewichtung</text:p>
          </table:table-cell>
          <table:table-cell table:style-name="Tabelle2.A1" office:value-type="float" office:value="0">
            <text:p text:style-name="P40">Range</text:p>
          </table:table-cell>
        </table:table-row>
        <table:table-row table:style-name="Tabelle2.1">
          <table:table-cell table:style-name="Tabelle2.A2" office:value-type="float" office:value="0">
            <text:p text:style-name="P41">Aktualität</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3">
            <text:p text:style-name="P41">3</text:p>
          </table:table-cell>
          <table:table-cell table:style-name="Tabelle2.B2" office:value-type="float" office:value="3">
            <text:p text:style-name="P41">3</text:p>
          </table:table-cell>
          <table:table-cell table:style-name="Tabelle2.B2" office:value-type="float" office:value="3">
            <text:p text:style-name="P41">3</text:p>
          </table:table-cell>
          <table:table-cell table:style-name="Tabelle2.B2" office:value-type="float" office:value="1">
            <text:p text:style-name="P41">1</text:p>
          </table:table-cell>
          <table:table-cell table:style-name="Tabelle2.H2" office:value-type="float" office:value="2">
            <text:p text:style-name="P42">2</text:p>
          </table:table-cell>
          <table:table-cell table:style-name="Tabelle2.I2" office:value-type="string">
            <text:p text:style-name="P43">1 - 3</text:p>
          </table:table-cell>
        </table:table-row>
        <table:table-row table:style-name="Tabelle2.1">
          <table:table-cell table:style-name="Tabelle2.A2" office:value-type="float" office:value="0">
            <text:p text:style-name="P41">Verbreitung</text:p>
          </table:table-cell>
          <table:table-cell table:style-name="Tabelle2.B2" office:value-type="float" office:value="2">
            <text:p text:style-name="P41">2</text:p>
          </table:table-cell>
          <table:table-cell table:style-name="Tabelle2.B2" office:value-type="float" office:value="3">
            <text:p text:style-name="P41">3</text:p>
          </table:table-cell>
          <table:table-cell table:style-name="Tabelle2.B2" office:value-type="float" office:value="3">
            <text:p text:style-name="P41">3</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1">
            <text:p text:style-name="P41">1</text:p>
          </table:table-cell>
          <table:table-cell table:style-name="Tabelle2.H2" office:value-type="float" office:value="2">
            <text:p text:style-name="P42">2</text:p>
          </table:table-cell>
          <table:table-cell table:style-name="Tabelle2.I3" office:value-type="string">
            <text:p text:style-name="P43">1 - 3</text:p>
          </table:table-cell>
        </table:table-row>
        <table:table-row table:style-name="Tabelle2.1">
          <table:table-cell table:style-name="Tabelle2.A2" office:value-type="float" office:value="0">
            <text:p text:style-name="P41">Doku<text:span text:style-name="T28">mentation</text:span></text:p>
          </table:table-cell>
          <table:table-cell table:style-name="Tabelle2.B2" office:value-type="float" office:value="1">
            <text:p text:style-name="P41">1</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1">
            <text:p text:style-name="P41">1</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H2" office:value-type="float" office:value="4">
            <text:p text:style-name="P42">4</text:p>
          </table:table-cell>
          <table:table-cell table:style-name="Tabelle2.I4" office:value-type="string">
            <text:p text:style-name="P43">1 - 2</text:p>
          </table:table-cell>
        </table:table-row>
        <table:table-row table:style-name="Tabelle2.1">
          <table:table-cell table:style-name="Tabelle2.A2" office:value-type="float" office:value="0">
            <text:p text:style-name="P41">Community</text:p>
          </table:table-cell>
          <table:table-cell table:style-name="Tabelle2.B2" office:value-type="float" office:value="2">
            <text:p text:style-name="P41">2</text:p>
          </table:table-cell>
          <table:table-cell table:style-name="Tabelle2.B2" office:value-type="float" office:value="3">
            <text:p text:style-name="P41">3</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1">
            <text:p text:style-name="P41">1</text:p>
          </table:table-cell>
          <table:table-cell table:style-name="Tabelle2.H2" office:value-type="float" office:value="3">
            <text:p text:style-name="P42">3</text:p>
          </table:table-cell>
          <table:table-cell table:style-name="Tabelle2.I5" office:value-type="string">
            <text:p text:style-name="P43">1 - 3</text:p>
          </table:table-cell>
        </table:table-row>
        <table:table-row table:style-name="Tabelle2.1">
          <table:table-cell table:style-name="Tabelle2.A2" office:value-type="float" office:value="0">
            <text:p text:style-name="P41">Einarbeitung<text:span text:style-name="T28">szeit</text:span></text:p>
          </table:table-cell>
          <table:table-cell table:style-name="Tabelle2.B2" office:value-type="float" office:value="1">
            <text:p text:style-name="P41">1</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3">
            <text:p text:style-name="P41">3</text:p>
          </table:table-cell>
          <table:table-cell table:style-name="Tabelle2.B2" office:value-type="float" office:value="2">
            <text:p text:style-name="P41">2</text:p>
          </table:table-cell>
          <table:table-cell table:style-name="Tabelle2.B2" office:value-type="float" office:value="3">
            <text:p text:style-name="P41">3</text:p>
          </table:table-cell>
          <table:table-cell table:style-name="Tabelle2.H2" office:value-type="float" office:value="2">
            <text:p text:style-name="P42">2</text:p>
          </table:table-cell>
          <table:table-cell table:style-name="Tabelle2.I6" office:value-type="string">
            <text:p text:style-name="P43">1 - 3</text:p>
          </table:table-cell>
        </table:table-row>
        <table:table-row table:style-name="Tabelle2.1">
          <table:table-cell table:style-name="Tabelle2.A2" office:value-type="float" office:value="0">
            <text:p text:style-name="P41">Features</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2">
            <text:p text:style-name="P41">2</text:p>
          </table:table-cell>
          <table:table-cell table:style-name="Tabelle2.B2" office:value-type="float" office:value="1">
            <text:p text:style-name="P41">1</text:p>
          </table:table-cell>
          <table:table-cell table:style-name="Tabelle2.H2" office:value-type="float" office:value="2">
            <text:p text:style-name="P42">2</text:p>
          </table:table-cell>
          <table:table-cell table:style-name="Tabelle2.I7" office:value-type="string">
            <text:p text:style-name="P43">1 - 2</text:p>
          </table:table-cell>
        </table:table-row>
        <table:table-row table:style-name="Tabelle2.1">
          <table:table-cell table:style-name="Tabelle2.A2" office:value-type="float" office:value="0">
            <text:p text:style-name="P41">Preis</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H2" office:value-type="float" office:value="1">
            <text:p text:style-name="P44">1</text:p>
          </table:table-cell>
          <table:table-cell table:style-name="Tabelle2.I8" office:value-type="string">
            <text:p text:style-name="P42">0 - <text:span text:style-name="T27">1</text:span></text:p>
          </table:table-cell>
        </table:table-row>
        <table:table-row table:style-name="Tabelle2.1">
          <table:table-cell table:style-name="Tabelle2.A2" office:value-type="float" office:value="0">
            <text:p text:style-name="P41">PHP 5</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B2" office:value-type="float" office:value="1">
            <text:p text:style-name="P41">1</text:p>
          </table:table-cell>
          <table:table-cell table:style-name="Tabelle2.H2" office:value-type="float" office:value="1">
            <text:p text:style-name="P44">1</text:p>
          </table:table-cell>
          <table:table-cell table:style-name="Tabelle2.I9" office:value-type="string">
            <text:p text:style-name="P42">0 - <text:span text:style-name="T27">1</text:span></text:p>
          </table:table-cell>
        </table:table-row>
        <table:table-row table:style-name="Tabelle2.1">
          <table:table-cell table:style-name="Tabelle2.A10" office:value-type="float" office:value="0">
            <text:p text:style-name="P41">Gesamt</text:p>
          </table:table-cell>
          <table:table-cell table:style-name="Tabelle2.B10" office:value-type="float" office:value="24">
            <text:p text:style-name="P41">24</text:p>
          </table:table-cell>
          <table:table-cell table:style-name="Tabelle2.B10" office:value-type="float" office:value="35">
            <text:p text:style-name="P41">35</text:p>
          </table:table-cell>
          <table:table-cell table:style-name="Tabelle2.B10" office:value-type="float" office:value="34">
            <text:p text:style-name="P41">34</text:p>
          </table:table-cell>
          <table:table-cell table:style-name="Tabelle2.B10" office:value-type="float" office:value="30">
            <text:p text:style-name="P41">30</text:p>
          </table:table-cell>
          <table:table-cell table:style-name="Tabelle2.B10" office:value-type="float" office:value="32">
            <text:p text:style-name="P41">32</text:p>
          </table:table-cell>
          <table:table-cell table:style-name="Tabelle2.B10" office:value-type="float" office:value="23">
            <text:p text:style-name="P41">23</text:p>
          </table:table-cell>
          <table:table-cell table:style-name="Tabelle2.B10">
            <text:p text:style-name="P41"/>
          </table:table-cell>
          <table:table-cell table:style-name="Tabelle2.B10">
            <text:p text:style-name="P41"/>
          </table:table-cell>
        </table:table-row>
      </table:table>
      <text:p text:style-name="P34"/>
      <text:p text:style-name="P35">Für alle Frameworks gilt: Freie Lizenz</text:p>
      <text:p text:style-name="P35">Berechnungsgrundlage:</text:p>
      <text:p text:style-name="P33">Gesamt = (Aktualität * Gewichtung + Verbreitung * Gewichtung + … ) * Preis * PHP5</text:p>
      <text:p text:style-name="P53"/>
      <text:p text:style-name="P55">Beste Frameworks nach der Bewertung:</text:p>
      <table:table table:name="Tabelle1" table:style-name="Tabelle1">
        <table:table-column table:style-name="Tabelle1.A"/>
        <table:table-column table:style-name="Tabelle1.B"/>
        <table:table-row>
          <table:table-cell table:style-name="Tabelle1.A1" office:value-type="string">
            <text:p text:style-name="P61">Platz</text:p>
          </table:table-cell>
          <table:table-cell table:style-name="Tabelle1.B1" office:value-type="string">
            <text:p text:style-name="P61">Framework</text:p>
          </table:table-cell>
        </table:table-row>
        <table:table-row>
          <table:table-cell table:style-name="Tabelle1.A2" office:value-type="string">
            <text:p text:style-name="Table_20_Contents">1</text:p>
          </table:table-cell>
          <table:table-cell table:style-name="Tabelle1.B2" office:value-type="string">
            <text:p text:style-name="Table_20_Contents">Yii 2</text:p>
          </table:table-cell>
        </table:table-row>
        <table:table-row>
          <table:table-cell table:style-name="Tabelle1.A2" office:value-type="string">
            <text:p text:style-name="Table_20_Contents">2</text:p>
          </table:table-cell>
          <table:table-cell table:style-name="Tabelle1.B2" office:value-type="string">
            <text:p text:style-name="Table_20_Contents">Simfony 3</text:p>
          </table:table-cell>
        </table:table-row>
        <table:table-row>
          <table:table-cell table:style-name="Tabelle1.A2" office:value-type="string">
            <text:p text:style-name="Table_20_Contents">3</text:p>
          </table:table-cell>
          <table:table-cell table:style-name="Tabelle1.B2" office:value-type="string">
            <text:p text:style-name="Table_20_Contents">Nette</text:p>
          </table:table-cell>
        </table:table-row>
        <table:table-row>
          <table:table-cell table:style-name="Tabelle1.A2" office:value-type="string">
            <text:p text:style-name="Table_20_Contents">4</text:p>
          </table:table-cell>
          <table:table-cell table:style-name="Tabelle1.B2" office:value-type="string">
            <text:p text:style-name="Table_20_Contents">Laravel 5</text:p>
          </table:table-cell>
        </table:table-row>
        <table:table-row>
          <table:table-cell table:style-name="Tabelle1.A2" office:value-type="string">
            <text:p text:style-name="Table_20_Contents">5</text:p>
          </table:table-cell>
          <table:table-cell table:style-name="Tabelle1.B2" office:value-type="string">
            <text:p text:style-name="Table_20_Contents">Zend 2</text:p>
          </table:table-cell>
        </table:table-row>
        <table:table-row>
          <table:table-cell table:style-name="Tabelle1.A2" office:value-type="string">
            <text:p text:style-name="Table_20_Contents">6</text:p>
          </table:table-cell>
          <table:table-cell table:style-name="Tabelle1.B2" office:value-type="string">
            <text:p text:style-name="Table_20_Contents">PHPixie</text:p>
          </table:table-cell>
        </table:table-row>
      </table:table>
      <text:p text:style-name="P54">Das beste Framework ist nach dem gewichteten Vergleich Yii 2 knapp gefolgt von Symfony 3. Damit werden wir dieses für das Projekt als PHP-Framework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Standard"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1"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style:font-name="Calibri1" fo:font-family="Calibri" style:font-style-name="Fett" style:font-family-generic="swiss" style:font-pitch="variable"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25T13:04:57.225000000</dc:date>
    <meta:editing-duration>PT12H28M31S</meta:editing-duration>
    <meta:editing-cycles>51</meta:editing-cycles>
    <meta:generator>LibreOffice/5.0.5.2$Windows_x86 LibreOffice_project/55b006a02d247b5f7215fc6ea0fde844b30035b3</meta:generator>
    <meta:document-statistic meta:table-count="2" meta:image-count="0" meta:object-count="0" meta:page-count="9" meta:paragraph-count="235" meta:word-count="1936" meta:character-count="15258" meta:non-whitespace-character-count="13529"/>
  </office:meta>
</office:document-meta>
</file>